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bin/bash</text:p>
      <text:p text:style-name="Standard">#</text:p>
      <text:p text:style-name="Standard"># /etc/init.d/oracledb</text:p>
      <text:p text:style-name="Standard">#</text:p>
      <text:p text:style-name="Standard"># chkconfig: - 86 16</text:p>
      <text:p text:style-name="Standard"># description: runs oracledb </text:p>
      <text:p text:style-name="Standard"># Run-level Startup script for the Oracle Listener and Instances</text:p>
      <text:p text:style-name="Standard"># It relies on the information on /etc/oratab</text:p>
      <text:p text:style-name="Standard"/>
      <text:p text:style-name="Standard">export ORACLE_BASE=/u01/app/oracle</text:p>
      <text:p text:style-name="Standard">export ORACLE_HOME=/u01/app/oracle/product/11.2.0/dbhome_1</text:p>
      <text:p text:style-name="Standard">export ORACLE_OWNR=oracle</text:p>
      <text:p text:style-name="Standard">export PATH=$PATH:$ORACLE_HOME/bin</text:p>
      <text:p text:style-name="Standard"/>
      <text:p text:style-name="Standard">if [ ! -f $ORACLE_HOME/bin/dbstart -o ! -d $ORACLE_HOME ]</text:p>
      <text:p text:style-name="Standard">then</text:p>
      <text:p text:style-name="Standard">echo "Oracle startup: cannot start"</text:p>
      <text:p text:style-name="Standard">exit 1</text:p>
      <text:p text:style-name="Standard">fi</text:p>
      <text:p text:style-name="Standard"/>
      <text:p text:style-name="Standard">case "$1" in</text:p>
      <text:p text:style-name="Standard">start)</text:p>
      <text:p text:style-name="Standard"># Oracle listener and instance startup</text:p>
      <text:p text:style-name="Standard">echo -n "Starting Oracle: "</text:p>
      <text:p text:style-name="Standard">su $ORACLE_OWNR -c "$ORACLE_HOME/bin/lsnrctl start"</text:p>
      <text:p text:style-name="Standard">su $ORACLE_OWNR -c "$ORACLE_HOME/bin/dbstart $ORACLE_HOME"</text:p>
      <text:p text:style-name="Standard">touch /var/lock/oracle</text:p>
      <text:p text:style-name="Standard">echo "OK"</text:p>
      <text:p text:style-name="Standard">;;</text:p>
      <text:p text:style-name="Standard">stop)</text:p>
      <text:p text:style-name="Standard"># Oracle listener and instance shutdown</text:p>
      <text:p text:style-name="Standard">echo -n "Shutdown Oracle: "</text:p>
      <text:p text:style-name="Standard">su $ORACLE_OWNR -c "$ORACLE_HOME/bin/lsnrctl stop"</text:p>
      <text:p text:style-name="Standard">su $ORACLE_OWNR -c "$ORACLE_HOME/bin/dbshut $ORACLE_HOME"</text:p>
      <text:p text:style-name="Standard">rm -f /var/lock/oracle</text:p>
      <text:p text:style-name="Standard">echo "OK"</text:p>
      <text:p text:style-name="Standard">;;</text:p>
      <text:p text:style-name="Standard">reload|restart)</text:p>
      <text:p text:style-name="Standard">$0 stop</text:p>
      <text:p text:style-name="Standard">$0 start</text:p>
      <text:p text:style-name="Standard">;;</text:p>
      <text:p text:style-name="Standard">*)</text:p>
      <text:p text:style-name="Standard">echo "Usage: `basename $0` start|stop|restart|reload"</text:p>
      <text:p text:style-name="Standard">exit 1</text:p>
      <text:p text:style-name="Standard">esac</text:p>
      <text:p text:style-name="Standard"/>
      <text:p text:style-name="Standard">exit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4T19:28:57</meta:creation-date>
    <meta:document-statistic meta:table-count="0" meta:image-count="0" meta:object-count="0" meta:page-count="1" meta:paragraph-count="43" meta:word-count="134" meta:character-count="987"/>
    <dc:date>2012-02-04T19:31:32</dc:date>
    <meta:editing-duration>PT2M35S</meta:editing-duration>
    <meta:editing-cycles>1</meta:editing-cycles>
    <meta:generator>OpenOffice.org/3.3$Unix OpenOffice.org_project/330m20$Build-9567</meta:generator>
  </office:meta>
</office:document-meta>
</file>